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1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2.1mm"/>
    </style:style>
    <style:style style:name="co6" style:family="table-column">
      <style:table-column-properties fo:break-before="auto" style:column-width="18.57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2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transparent"/>
      <style:map style:condition="cell-content-is-between(6,9)" style:apply-style-name="Untitled2" style:base-cell-address="Sheet1.F8"/>
      <style:map style:condition="cell-content()&gt;9" style:apply-style-name="Untitled3" style:base-cell-address="Sheet1.F8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-is-between(6,9)" style:apply-style-name="Untitled2" style:base-cell-address="Sheet1.F8"/>
      <style:map style:condition="cell-content()&gt;9" style:apply-style-name="Untitled3" style:base-cell-address="Sheet1.F8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2"/>
        <table:table-column table:style-name="co1" table:number-columns-repeated="4" table:default-cell-style-name="Default"/>
        <table:table-column table:style-name="co8" table:default-cell-style-name="ce4"/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P = 0.1</text:p>
          </table:table-cell>
          <table:table-cell table:number-columns-repeated="3"/>
          <table:table-cell office:value-type="string" calcext:value-type="string">
            <text:p>P = 0.01</text:p>
          </table:table-cell>
          <table:table-cell table:number-columns-repeated="3"/>
          <table:table-cell office:value-type="string" calcext:value-type="string">
            <text:p>P = 0.00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rom 100</text:p>
          </table:table-cell>
          <table:table-cell table:number-columns-repeated="3"/>
          <table:table-cell office:value-type="string" calcext:value-type="string">
            <text:p>From 100</text:p>
          </table:table-cell>
          <table:table-cell table:number-columns-repeated="3"/>
          <table:table-cell office:value-type="string" calcext:value-type="string">
            <text:p>From 1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table:style-name="ce2" office:value-type="string" calcext:value-type="string">
            <text:p>10^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okStackTest_8_dim_16_u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formula="of:=AVERAGE([.F8:.Q8])" office:value-type="float" office:value="5.16666666666667" calcext:value-type="float">
            <text:p>5,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16_dim_16_up</text:p>
          </table:table-cell>
          <table:table-cell table:style-name="ce1" table:number-columns-repeated="3"/>
          <table:table-cell table:style-name="ce3" office:value-type="float" office:value="9" calcext:value-type="float">
            <text:p>9</text:p>
          </table:table-cell>
          <table:table-cell table:style-name="ce1" table:number-columns-repeated="3"/>
          <table:table-cell table:style-name="ce3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formula="of:=AVERAGE([.F9:.Q9])" office:value-type="float" office:value="5" calcext:value-type="float">
            <text:p>5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32_dim_16_up</text:p>
          </table:table-cell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4"/>
          <table:table-cell/>
        </table:table-row>
        <table:table-row table:style-name="ro1">
          <table:table-cell table:number-columns-repeated="4"/>
          <table:table-cell office:value-type="string" calcext:value-type="string">
            <text:p>BookStackTest_8_dim_16_u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formula="of:=AVERAGE([.F11:.Q11])" office:value-type="float" office:value="5.16666666666667" calcext:value-type="float">
            <text:p>5,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16_dim_256_up</text:p>
          </table:table-cell>
          <table:table-cell table:style-name="ce1" table:number-columns-repeated="3"/>
          <table:table-cell table:style-name="ce3" office:value-type="float" office:value="2" calcext:value-type="float">
            <text:p>2</text:p>
          </table:table-cell>
          <table:table-cell table:style-name="ce1" table:number-columns-repeated="3"/>
          <table:table-cell table:style-name="ce3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formula="of:=AVERAGE([.F12:.Q12])" office:value-type="float" office:value="3.33333333333333" calcext:value-type="float">
            <text:p>3,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32_dim_65536_up</text:p>
          </table:table-cell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4"/>
          <table:table-cell/>
        </table:table-row>
        <table:table-row table:style-name="ro1">
          <table:table-cell table:number-columns-repeated="4"/>
          <table:table-cell office:value-type="string" calcext:value-type="string">
            <text:p>BookStackTest_8_dim_128_u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F14:.Q14])" office:value-type="float" office:value="4.58333333333333" calcext:value-type="float">
            <text:p>4,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16_dim_32768_up</text:p>
          </table:table-cell>
          <table:table-cell table:style-name="ce1" table:number-columns-repeated="3"/>
          <table:table-cell table:style-name="ce3" office:value-type="float" office:value="3" calcext:value-type="float">
            <text:p>3</text:p>
          </table:table-cell>
          <table:table-cell table:style-name="ce1" table:number-columns-repeated="3"/>
          <table:table-cell table:style-name="ce3" office:value-type="float" office:value="6" calcext:value-type="float">
            <text:p>6</text:p>
          </table:table-cell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formula="of:=AVERAGE([.F15:.Q15])" office:value-type="float" office:value="5" calcext:value-type="float">
            <text:p>5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equency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formula="of:=AVERAGE([.F16:.Q16])" office:value-type="float" office:value="5.5" calcext:value-type="float">
            <text:p>5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lockFrequency_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F17:.Q17])" office:value-type="float" office:value="1.41666666666667" calcext:value-type="float">
            <text:p>1,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lockFrequency_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formula="of:=AVERAGE([.F18:.Q18])" office:value-type="float" office:value="5" calcext:value-type="float">
            <text:p>5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n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formula="of:=AVERAGE([.F19:.Q19])" office:value-type="float" office:value="4.91666666666667" calcext:value-type="float">
            <text:p>4,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ngestRunOfOnes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F20:.Q20])" office:value-type="float" office:value="4.5" calcext:value-type="float">
            <text:p>4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nk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formula="of:=AVERAGE([.F21:.Q21])" office:value-type="float" office:value="4.88888888888889" calcext:value-type="float">
            <text:p>4,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screteFourierTransfor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formula="of:=AVERAGE([.F22:.Q22])" office:value-type="float" office:value="6.5" calcext:value-type="float">
            <text:p>6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nOverlappingTemplateMatchings_3</text:p>
          </table:table-cell>
          <table:table-cell table:style-name="ce1" office:value-type="float" office:value="-4000" calcext:value-type="float">
            <text:p>-4000</text:p>
          </table:table-cell>
          <table:table-cell table:style-name="ce1" office:value-type="float" office:value="-12000" calcext:value-type="float">
            <text:p>-12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3" office:value-type="float" office:value="-11000" calcext:value-type="float">
            <text:p>-11000</text:p>
          </table:table-cell>
          <table:table-cell table:style-name="ce1" office:value-type="float" office:value="-11000" calcext:value-type="float">
            <text:p>-11000</text:p>
          </table:table-cell>
          <table:table-cell table:style-name="ce1" office:value-type="float" office:value="-10000" calcext:value-type="float">
            <text:p>-10000</text:p>
          </table:table-cell>
          <table:table-cell table:style-name="ce1" office:value-type="float" office:value="-7000" calcext:value-type="float">
            <text:p>-7000</text:p>
          </table:table-cell>
          <table:table-cell table:style-name="ce3" office:value-type="float" office:value="-17000" calcext:value-type="float">
            <text:p>-17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-6000" calcext:value-type="float">
            <text:p>-6000</text:p>
          </table:table-cell>
          <table:table-cell table:style-name="ce1" office:value-type="float" office:value="-8000" calcext:value-type="float">
            <text:p>-8000</text:p>
          </table:table-cell>
          <table:table-cell table:style-name="ce1" office:value-type="float" office:value="-18000" calcext:value-type="float">
            <text:p>-180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nOverlappingTemplateMatchings_5</text:p>
          </table:table-cell>
          <table:table-cell table:style-name="ce1" office:value-type="float" office:value="-15000" calcext:value-type="float">
            <text:p>-15000</text:p>
          </table:table-cell>
          <table:table-cell table:style-name="ce1" office:value-type="float" office:value="-21000" calcext:value-type="float">
            <text:p>-21000</text:p>
          </table:table-cell>
          <table:table-cell table:style-name="ce1" office:value-type="float" office:value="-16000" calcext:value-type="float">
            <text:p>-16000</text:p>
          </table:table-cell>
          <table:table-cell table:style-name="ce3" office:value-type="float" office:value="-14000" calcext:value-type="float">
            <text:p>-14000</text:p>
          </table:table-cell>
          <table:table-cell table:style-name="ce1" office:value-type="float" office:value="-12000" calcext:value-type="float">
            <text:p>-12000</text:p>
          </table:table-cell>
          <table:table-cell table:style-name="ce1" office:value-type="float" office:value="-14000" calcext:value-type="float">
            <text:p>-14000</text:p>
          </table:table-cell>
          <table:table-cell table:style-name="ce1" office:value-type="float" office:value="-20000" calcext:value-type="float">
            <text:p>-20000</text:p>
          </table:table-cell>
          <table:table-cell table:style-name="ce3" office:value-type="float" office:value="-19000" calcext:value-type="float">
            <text:p>-19000</text:p>
          </table:table-cell>
          <table:table-cell table:style-name="ce1" office:value-type="float" office:value="-14000" calcext:value-type="float">
            <text:p>-14000</text:p>
          </table:table-cell>
          <table:table-cell table:style-name="ce1" office:value-type="float" office:value="-16000" calcext:value-type="float">
            <text:p>-16000</text:p>
          </table:table-cell>
          <table:table-cell table:style-name="ce1" office:value-type="float" office:value="-20000" calcext:value-type="float">
            <text:p>-20000</text:p>
          </table:table-cell>
          <table:table-cell table:style-name="ce1" office:value-type="float" office:value="-14000" calcext:value-type="float">
            <text:p>-140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nOverlappingTemplateMatchings_7</text:p>
          </table:table-cell>
          <table:table-cell table:style-name="ce1" office:value-type="float" office:value="-64000" calcext:value-type="float">
            <text:p>-64000</text:p>
          </table:table-cell>
          <table:table-cell table:style-name="ce1" office:value-type="float" office:value="-52000" calcext:value-type="float">
            <text:p>-52000</text:p>
          </table:table-cell>
          <table:table-cell table:style-name="ce1" office:value-type="float" office:value="-57000" calcext:value-type="float">
            <text:p>-57000</text:p>
          </table:table-cell>
          <table:table-cell table:style-name="ce3" office:value-type="float" office:value="-60000" calcext:value-type="float">
            <text:p>-60000</text:p>
          </table:table-cell>
          <table:table-cell table:style-name="ce1" office:value-type="float" office:value="-59000" calcext:value-type="float">
            <text:p>-59000</text:p>
          </table:table-cell>
          <table:table-cell table:style-name="ce1" office:value-type="float" office:value="-55000" calcext:value-type="float">
            <text:p>-55000</text:p>
          </table:table-cell>
          <table:table-cell table:style-name="ce1" office:value-type="float" office:value="-53000" calcext:value-type="float">
            <text:p>-53000</text:p>
          </table:table-cell>
          <table:table-cell table:style-name="ce3" office:value-type="float" office:value="-53000" calcext:value-type="float">
            <text:p>-53000</text:p>
          </table:table-cell>
          <table:table-cell table:style-name="ce1" office:value-type="float" office:value="-60000" calcext:value-type="float">
            <text:p>-60000</text:p>
          </table:table-cell>
          <table:table-cell table:style-name="ce1" office:value-type="float" office:value="-57000" calcext:value-type="float">
            <text:p>-57000</text:p>
          </table:table-cell>
          <table:table-cell table:style-name="ce1" office:value-type="float" office:value="-56000" calcext:value-type="float">
            <text:p>-56000</text:p>
          </table:table-cell>
          <table:table-cell table:style-name="ce1" office:value-type="float" office:value="-58000" calcext:value-type="float">
            <text:p>-58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ommend for 10^6</text:p>
          </table:table-cell>
          <table:table-cell/>
          <table:table-cell office:value-type="string" calcext:value-type="string">
            <text:p>OverlappingTemplateMatchings_2</text:p>
          </table:table-cell>
          <table:table-cell table:style-name="ce1" table:number-columns-repeated="3"/>
          <table:table-cell table:style-name="ce3" office:value-type="float" office:value="0" calcext:value-type="float">
            <text:p>0</text:p>
          </table:table-cell>
          <table:table-cell table:style-name="ce1" table:number-columns-repeated="3"/>
          <table:table-cell table:style-name="ce3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verlappingTemplateMatchings_6</text:p>
          </table:table-cell>
          <table:table-cell table:style-name="ce1" table:number-columns-repeated="3"/>
          <table:table-cell table:style-name="ce3" office:value-type="float" office:value="3" calcext:value-type="float">
            <text:p>3</text:p>
          </table:table-cell>
          <table:table-cell table:style-name="ce1" table:number-columns-repeated="3"/>
          <table:table-cell table:style-name="ce3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verlappingTemplateMatchings_12</text:p>
          </table:table-cell>
          <table:table-cell table:style-name="ce1" table:number-columns-repeated="3"/>
          <table:table-cell table:style-name="ce3" office:value-type="float" office:value="4" calcext:value-type="float">
            <text:p>4</text:p>
          </table:table-cell>
          <table:table-cell table:style-name="ce1" table:number-columns-repeated="3"/>
          <table:table-cell table:style-name="ce3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niversal</text:p>
          </table:table-cell>
          <table:table-cell table:style-name="ce1" table:number-columns-repeated="3"/>
          <table:table-cell table:style-name="ce3" office:value-type="float" office:value="9" calcext:value-type="float">
            <text:p>9</text:p>
          </table:table-cell>
          <table:table-cell table:style-name="ce1" table:number-columns-repeated="3"/>
          <table:table-cell table:style-name="ce3" office:value-type="float" office:value="6" calcext:value-type="float">
            <text:p>6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rial_2_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formula="of:=AVERAGE([.F30:.Q30])" office:value-type="float" office:value="4.91666666666667" calcext:value-type="float">
            <text:p>4,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_2_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formula="of:=AVERAGE([.F31:.Q31])" office:value-type="float" office:value="5.16666666666667" calcext:value-type="float">
            <text:p>5,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_3_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formula="of:=AVERAGE([.F32:.Q32])" office:value-type="float" office:value="5" calcext:value-type="float">
            <text:p>5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_3_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formula="of:=AVERAGE([.F33:.Q33])" office:value-type="float" office:value="5.58333333333333" calcext:value-type="float">
            <text:p>5,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_5_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formula="of:=AVERAGE([.F34:.Q34])" office:value-type="float" office:value="5.08333333333333" calcext:value-type="float">
            <text:p>5,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_5_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formula="of:=AVERAGE([.F35:.Q35])" office:value-type="float" office:value="4.91666666666667" calcext:value-type="float">
            <text:p>4,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_11_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formula="of:=AVERAGE([.F36:.Q36])" office:value-type="float" office:value="5.11111111111111" calcext:value-type="float">
            <text:p>5,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_11_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formula="of:=AVERAGE([.F37:.Q37])" office:value-type="float" office:value="5.88888888888889" calcext:value-type="float">
            <text:p>5,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oximateEntropy_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formula="of:=AVERAGE([.F38:.Q38])" office:value-type="float" office:value="4.83333333333333" calcext:value-type="float">
            <text:p>4,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oximateEntropy_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formula="of:=AVERAGE([.F39:.Q39])" office:value-type="float" office:value="4.91666666666667" calcext:value-type="float">
            <text:p>4,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oximateEntropy_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formula="of:=AVERAGE([.F40:.Q40])" office:value-type="float" office:value="5.75" calcext:value-type="float">
            <text:p>5,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accurate value</text:p>
          </table:table-cell>
          <table:table-cell/>
          <table:table-cell office:value-type="string" calcext:value-type="string">
            <text:p>ApproximateEntropy_8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F41:.Q41])" office:value-type="float" office:value="6" calcext:value-type="float">
            <text:p>6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umulativeSums_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F42:.Q42])" office:value-type="float" office:value="4.75" calcext:value-type="float">
            <text:p>4,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umulativeSums_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formula="of:=AVERAGE([.F43:.Q43])" office:value-type="float" office:value="4.83333333333333" calcext:value-type="float">
            <text:p>4,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ndomExcursions</text:p>
          </table:table-cell>
          <table:table-cell table:style-name="ce1" table:number-columns-repeated="2"/>
          <table:table-cell table:style-name="ce1" office:value-type="float" office:value="-89000" calcext:value-type="float">
            <text:p>-89000</text:p>
          </table:table-cell>
          <table:table-cell table:style-name="ce3" office:value-type="float" office:value="-35000" calcext:value-type="float">
            <text:p>-35000</text:p>
          </table:table-cell>
          <table:table-cell table:style-name="ce1" table:number-columns-repeated="2"/>
          <table:table-cell table:style-name="ce1" office:value-type="float" office:value="-91000" calcext:value-type="float">
            <text:p>-91000</text:p>
          </table:table-cell>
          <table:table-cell table:style-name="ce3" office:value-type="float" office:value="-45000" calcext:value-type="float">
            <text:p>-45000</text:p>
          </table:table-cell>
          <table:table-cell table:style-name="ce1" table:number-columns-repeated="2"/>
          <table:table-cell table:style-name="ce1" office:value-type="float" office:value="-94000" calcext:value-type="float">
            <text:p>-94000</text:p>
          </table:table-cell>
          <table:table-cell table:style-name="ce1" office:value-type="float" office:value="-40000" calcext:value-type="float">
            <text:p>-400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andomExcursionsVariant</text:p>
          </table:table-cell>
          <table:table-cell table:style-name="ce1" table:number-columns-repeated="2"/>
          <table:table-cell table:style-name="ce1" office:value-type="float" office:value="-90000" calcext:value-type="float">
            <text:p>-90000</text:p>
          </table:table-cell>
          <table:table-cell table:style-name="ce3" office:value-type="float" office:value="-44000" calcext:value-type="float">
            <text:p>-44000</text:p>
          </table:table-cell>
          <table:table-cell table:style-name="ce1" table:number-columns-repeated="2"/>
          <table:table-cell table:style-name="ce1" office:value-type="float" office:value="-91000" calcext:value-type="float">
            <text:p>-91000</text:p>
          </table:table-cell>
          <table:table-cell table:style-name="ce3" office:value-type="float" office:value="-54000" calcext:value-type="float">
            <text:p>-54000</text:p>
          </table:table-cell>
          <table:table-cell table:style-name="ce1" table:number-columns-repeated="2"/>
          <table:table-cell table:style-name="ce1" office:value-type="float" office:value="-93000" calcext:value-type="float">
            <text:p>-93000</text:p>
          </table:table-cell>
          <table:table-cell table:style-name="ce1" office:value-type="float" office:value="-45000" calcext:value-type="float">
            <text:p>-45000</text:p>
          </table:table-cell>
          <table:table-cell/>
        </table:table-row>
        <table:table-row table:style-name="ro1" table:number-rows-repeated="1048530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Sheet1.F8:Sheet1.Q45">
            <calcext:condition calcext:apply-style-name="Untitled2" calcext:value="between(6,9)" calcext:base-cell-address="Sheet1.F8"/>
            <calcext:condition calcext:apply-style-name="Untitled3" calcext:value="&gt;9" calcext:base-cell-address="Sheet1.F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ff66"/>
    </style:style>
    <style:style style:name="Untitled2" style:family="table-cell" style:parent-style-name="Default">
      <style:table-cell-properties fo:background-color="#ffff99"/>
    </style:style>
    <style:style style:name="Untitled3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.00.0000</text:date>, <text:time style:data-style-name="N2" text:time-value="23:00:45.8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tiel </meta:initial-creator>
    <meta:creation-date>2018-04-20T18:27:15.272399992</meta:creation-date>
    <dc:date>2018-06-01T08:46:19.922000000</dc:date>
    <meta:editing-duration>P1DT8H41M56S</meta:editing-duration>
    <meta:editing-cycles>13</meta:editing-cycles>
    <meta:generator>LibreOffice/5.2.4.2$Windows_x86 LibreOffice_project/3d5603e1122f0f102b62521720ab13a38a4e0eb0</meta:generator>
    <meta:document-statistic meta:table-count="1" meta:cell-count="430" meta:object-count="0"/>
  </office:meta>
</office:document-meta>
</file>